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1.2cm" svg:stroke-color="#000000" draw:marker-start-width="2cm" draw:marker-end-width="2cm" draw:fill="solid" draw:fill-color="#ffffff" draw:textarea-horizontal-align="justify" draw:textarea-vertical-align="middle" draw:auto-grow-height="false" fo:padding-top="0.725cm" fo:padding-bottom="0.725cm" fo:padding-left="0.85cm" fo:padding-right="0.85cm"/>
    </style:style>
    <style:style style:name="gr4" style:family="graphic" style:parent-style-name="objectwithoutfill">
      <style:graphic-properties svg:stroke-width="1cm" draw:marker-start-width="1.7cm" draw:marker-end-width="1.7cm" draw:fill="none" draw:fill-color="#4b1f6f" draw:textarea-vertical-align="middle" fo:padding-top="0.625cm" fo:padding-bottom="0.625cm" fo:padding-left="0.75cm" fo:padding-right="0.75cm"/>
    </style:style>
    <style:style style:name="gr5" style:family="graphic" style:parent-style-name="standard">
      <style:graphic-properties svg:stroke-width="1cm" svg:stroke-color="#ffffff" draw:marker-start-width="1.7cm" draw:marker-end-width="1.7cm" draw:fill="solid" draw:fill-color="#000000" draw:textarea-horizontal-align="justify" draw:textarea-vertical-align="middle" draw:auto-grow-height="false" fo:padding-top="0.625cm" fo:padding-bottom="0.625cm" fo:padding-left="0.75cm" fo:padding-right="0.75cm"/>
    </style:style>
    <style:style style:name="gr6" style:family="graphic" style:parent-style-name="standard">
      <style:graphic-properties draw:stroke="none" draw:fill="solid"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193cm" svg:height="28.453cm" svg:x="-6.79cm" svg:y="-3.95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39cm" svg:height="26.289cm" svg:x="23.479cm" svg:y="-2.04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5.778cm" svg:height="19.177cm" svg:x="2.613cm" svg:y="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83cm" svg:y1="4.175cm" svg:x2="16.086cm" svg:y2="4.175cm">
          <text:p/>
        </draw:line>
        <draw:line draw:style-name="gr4" draw:text-style-name="P1" draw:layer="layout" svg:x1="4.783cm" svg:y1="6.613cm" svg:x2="16.07cm" svg:y2="6.613cm">
          <text:p/>
        </draw:line>
        <draw:custom-shape draw:style-name="gr5" draw:text-style-name="P1" draw:layer="layout" svg:width="9.398cm" svg:height="3.521cm" svg:x="29.067cm" svg:y="17.38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6928.7144303228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.334cm" svg:height="4.826cm" svg:x="24.241cm" svg:y="26.78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784cm" svg:y1="9.275cm" svg:x2="16.087cm" svg:y2="9.275cm">
          <text:p/>
        </draw:line>
        <draw:line draw:style-name="gr4" draw:text-style-name="P1" draw:layer="layout" svg:x1="4.784cm" svg:y1="11.713cm" svg:x2="11.541cm" svg:y2="11.713cm">
          <text:p/>
        </draw:line>
        <draw:custom-shape draw:style-name="gr1" draw:text-style-name="P1" draw:layer="layout" svg:width="7.593cm" svg:height="7.441cm" svg:x="13.827cm" svg:y="15.85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9cm" svg:height="2.667cm" svg:x="21.307cm" svg:y="18.17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6.35cm" svg:height="2.286cm" svg:x="14.97cm" svg:y="16.92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bio </meta:initial-creator>
    <meta:creation-date>2014-12-10T18:53:55.326318890</meta:creation-date>
    <dc:date>2015-01-13T13:59:26.610866908</dc:date>
    <dc:creator>Labio </dc:creator>
    <meta:editing-duration>PT43M22S</meta:editing-duration>
    <meta:editing-cycles>5</meta:editing-cycles>
    <meta:generator>LibreOffice/4.2.3.3$Linux_X86_64 LibreOffice_project/420m0$Build-3</meta:generator>
    <meta:document-statistic meta:object-count="12"/>
  </office:meta>
</office:document-meta>
</file>